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break-before="auto" fo:break-after="auto"/>
    </style:style>
    <style:style style:name="P32" style:family="paragraph" style:parent-style-name="Heading_20_1" style:list-style-name="WWNum2"/>
    <style:style style:name="P3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Sistemas operativos en red</text:span><text:span text:style-name="T2"><text:line-break/></text:span><text:span text:style-name="T3">UD 12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1</text:span></text:p>
      <text:list xml:id="list899242895" text:style-name="WWNum2">
        <text:list-item>
          <text:p text:style-name="P32"><text:bookmark text:name="_dbh0n1vac4c8"/>Fecha de entrega</text:p>
        </text:list-item>
      </text:list>
      <text:p text:style-name="Standard"><text:span text:style-name="T10">Fecha límite de entrega: </text:span><text:span text:style-name="T20">Miércoles 5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756595904317" text:continue-numbering="true" text:style-name="WWNum2">
        <text:list-item>
          <text:p text:style-name="P32"><text:bookmark text:name="_9maybllx2a09"/>Observaciones previas a la realización de tareas evaluables</text:p>
        </text:list-item>
      </text:list>
      <text:list xml:id="list1962667335" text:style-name="WWNum1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17830023" text:style-name="WWNum3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12756502242125" text:continue-list="list1962667335" text:style-name="WWNum1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755991915436" text:continue-list="list12756595904317" text:style-name="WWNum2">
        <text:list-item>
          <text:p text:style-name="P32"><text:bookmark text:name="_4owcmsjlyn6b"/>Actividad 01</text:p>
        </text:list-item>
      </text:list>
      <text:p text:style-name="P30">Para esta actividad, instalaremos un servidor que haga de controlador de dominio con UCS (“Univention Corporate Server”). Una vez instalado realiza las siguientes tareas propuestas<text:span text:style-name="T20"> usando la interfaz gráfica:</text:span></text:p>
      <text:list xml:id="list740023488" text:style-name="WWNum4">
        <text:list-item>
          <text:p text:style-name="P22">Crea un dominio que se llame “SERRA-inicialnombre1erapellido.com”, por ejemplo, en mi caso, “Sergi García”, se llamaría “SERRA_sgarcia.com”.</text:p>
          <text:list>
            <text:list-item>
              <text:p text:style-name="P29">Recuerda, además de crearlo, debes instalar la app “Active Directory compatible Domain Controller”,</text:p>
            </text:list-item>
          </text:list>
        </text:list-item>
        <text:list-item>
          <text:p text:style-name="P24">Prepara el servidor UCS para que pueda ser utilizado como puerta de enlace.</text:p>
        </text:list-item>
        <text:list-item>
          <text:p text:style-name="P24">Une un sistema “Windows 10 Pro” al dominio creado en tu servidor.</text:p>
          <text:list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4"><text:soft-page-break/>Crea un usuario “prueba” en el servidor de dominio creado con UCS y comprueba que puedes loguearte con ese usuario en la máquina Windows 10 que se ha unido al dominio.</text:p>
        </text:list-item>
        <text:list-item>
          <text:p text:style-name="P24">Instala un sistema Linux (por ejemplo, LUbuntu) y configura este sistema para que tenga salida a Internet a través de tu servidor.</text:p>
        </text:list-item>
        <text:list-item>
          <text:p text:style-name="P24">Une un sistema “Linux” al dominio creado en tu servidor.</text:p>
          <text:list>
            <text:list-item>
              <text:p text:style-name="P29">Pueden ayudarte del siguiente script mantenido por Univention para unir un cliente Ubuntu a un dominio de Active Directory, siguiendo los pasos tal como se indica en <text:a xlink:type="simple" xlink:href="https://github.com/univention/univention-domain-join" text:style-name="ListLabel_20_28" text:visited-style-name="ListLabel_20_28"><text:span text:style-name="T22">https://github.com/univention/univention-domain-join</text:span></text:a></text:p>
            </text:list-item>
          </text:list>
        </text:list-item>
        <text:list-item>
          <text:p text:style-name="P26">Crea un usuario “pruebalinux” en el servidor de dominio creado con UCS y comprueba que puedes loguearte con ese usuario en la máquina Linux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1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4" meta:word-count="576" meta:character-count="3530" meta:non-whitespace-character-count="3003"/>
    <meta:generator>LibreOfficeDev/6.0.5.2$Linux_X86_64 LibreOffice_project/</meta:generator>
  </office:meta>
</office:document-meta>
</file>